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667cm" fo:padding-top="0.125cm" fo:padding-bottom="0.125cm" fo:padding-left="0.25cm" fo:padding-right="0.25cm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667cm" fo:padding-top="0.125cm" fo:padding-bottom="0.125cm" fo:padding-left="0.25cm" fo:padding-right="0.25cm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25cm" fo:padding-top="0.125cm" fo:padding-bottom="0.125cm" fo:padding-left="0.25cm" fo:padding-right="0.25cm"/>
    </style:style>
    <style:style style:name="gr10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6.511cm" fo:padding-top="0.125cm" fo:padding-bottom="0.125cm" fo:padding-left="0.25cm" fo:padding-right="0.25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gr14" style:family="graphic" style:parent-style-name="standard">
      <style:graphic-properties draw:stroke="none" svg:stroke-color="#000000" draw:fill="none" draw:fill-color="#ffffff" fo:min-height="0.7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style:font-name="Arial1" fo:font-size="11pt" style:font-size-asian="11pt" style:font-size-complex="11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12" style:family="paragraph">
      <style:text-properties fo:font-size="11pt" style:font-size-asian="11pt" style:font-size-complex="11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 Unicode MS" style:font-size-asian="15pt" style:font-style-asian="normal" style:font-weight-asian="bold" style:font-name-complex="Tahoma" style:font-size-complex="15pt" style:font-style-complex="normal" style:font-weight-complex="bold" style:text-emphasize="none" style:font-relief="none"/>
    </style:style>
    <style:style style:name="T2" style:family="text">
      <style:text-properties fo:color="#0000cc" style:font-name="Arial1" fo:font-size="11pt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" style:family="text">
      <style:text-properties style:font-name="Arial1" fo:font-size="11pt" fo:text-shadow="none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style:font-name="Arial1" fo:font-size="11pt" style:font-size-asian="11pt" style:font-size-complex="11pt"/>
    </style:style>
    <style:style style:name="T5" style:family="text">
      <style:text-properties fo:font-size="12pt" fo:font-weight="bold" style:font-size-asian="18pt" style:font-size-complex="18pt"/>
    </style:style>
    <style:style style:name="T6" style:family="text">
      <style:text-properties fo:color="#0000c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fo:color="#ff0000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f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0" style:family="text">
      <style:text-properties fo:color="#ff0000" fo:font-size="11pt" style:text-underline-style="none" fo:font-weight="normal" style:font-size-asian="11pt" style:font-weight-asian="normal" style:font-size-complex="11pt" style:font-weight-complex="normal"/>
    </style:style>
    <style:style style:name="T1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fo:color="#0000c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3" style:family="text">
      <style:text-properties fo:color="#ff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4" style:family="text">
      <style:text-properties fo:color="#ff0066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00cc" fo:font-size="11pt" style:font-size-asian="11pt" style:font-size-complex="11pt"/>
    </style:style>
    <style:style style:name="T17" style:family="text">
      <style:text-properties fo:color="#ff0000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do">
        <office:forms form:automatic-focus="false" form:apply-design-mode="false"/>
        <draw:custom-shape draw:style-name="gr1" draw:text-style-name="P1" draw:layer="layout" svg:width="3.299cm" svg:height="1.794cm" svg:x="21.701cm" svg:y="3.19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3.5cm" svg:height="2cm" svg:x="25.5cm" svg:y="3.5cm">
          <text:p/>
        </draw:rect>
        <draw:custom-shape draw:style-name="gr3" draw:text-style-name="P1" draw:layer="layout" svg:width="2.38cm" svg:height="1.294cm" svg:x="22.16cm" svg:y="3.4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7.9cm" svg:height="1cm" svg:x="1.5cm" svg:y="1.5cm">
          <text:p text:style-name="P3"><text:span text:style-name="T1">Inmobiliaria: RELACIONAL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cm" svg:height="1.204cm" svg:x="25.7cm" svg:y="4.179cm">
          <draw:text-box>
            <text:p/>
          </draw:text-box>
        </draw:frame>
        <draw:custom-shape draw:style-name="gr6" draw:text-style-name="P6" draw:layer="layout" svg:width="3.1cm" svg:height="0.599cm" svg:x="25.7cm" svg:y="3.599cm">
          <text:p/>
          <draw:enhanced-geometry svg:viewBox="0 0 21600 21600" draw:type="rectangle" draw:enhanced-path="M 0 0 L 21600 0 21600 21600 0 21600 0 0 Z N"/>
        </draw:custom-shape>
        <draw:frame draw:style-name="gr7" draw:text-style-name="P8" xml:id="id2" draw:id="id2" draw:layer="layout" svg:width="4.5cm" svg:height="5.064cm" svg:x="7cm" svg:y="3.538cm">
          <draw:text-box>
            <text:p text:style-name="P7"><text:span text:style-name="T2">idPersona</text:span></text:p>
            <text:p text:style-name="P7"><text:span text:style-name="T3">DNI (String)</text:span></text:p>
            <text:p text:style-name="P7"><text:span text:style-name="T4">Nombre </text:span><text:span text:style-name="T3">(String)</text:span></text:p>
            <text:p text:style-name="P7"><text:span text:style-name="T4">Apellidos </text:span><text:span text:style-name="T3">(String)</text:span></text:p>
            <text:p text:style-name="P7"><text:span text:style-name="T4">Direccion </text:span><text:span text:style-name="T3">(String)</text:span></text:p>
            <text:p text:style-name="P7"><text:span text:style-name="T4">Teléfono1 </text:span><text:span text:style-name="T3">(String)</text:span></text:p>
            <text:p text:style-name="P7"><text:span text:style-name="T3">Teléfono2 (String)</text:span></text:p>
            <text:p text:style-name="P7"><text:span text:style-name="T3">Propietario (Booleano)</text:span></text:p>
            <text:p text:style-name="P7"><text:span text:style-name="T3">Cliente (Booleano)</text:span></text:p>
            <text:p text:style-name="P7"><text:span text:style-name="T3">Empleado (Booleano)</text:span></text:p>
            <text:p text:style-name="P7"><text:span text:style-name="T3">NumeroSS (string)</text:span></text:p>
          </draw:text-box>
          <draw:glue-point draw:id="4" svg:x="3.888cm" svg:y="5.001cm"/>
          <draw:glue-point draw:id="5" svg:x="1.666cm" svg:y="5.001cm"/>
          <draw:glue-point draw:id="6" svg:x="-1.666cm" svg:y="5.001cm"/>
        </draw:frame>
        <draw:custom-shape draw:style-name="gr8" draw:text-style-name="P6" draw:layer="layout" svg:width="4.5cm" svg:height="0.599cm" svg:x="7cm" svg:y="2.939cm">
          <text:p text:style-name="P9"><text:span text:style-name="T5">Person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0.5cm" svg:height="0.5cm" svg:x="27.96cm" svg:y="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5" xml:id="id1" draw:id="id1" draw:layer="layout" svg:width="4cm" svg:height="1.824cm" svg:x="1.5cm" svg:y="3.582cm">
          <draw:text-box>
            <text:p text:style-name="P7"><text:span text:style-name="T6">idLogin</text:span></text:p>
            <text:p text:style-name="P7"><text:span text:style-name="T7">IdPersonaEmpleado</text:span></text:p>
            <text:p text:style-name="P7"><text:span text:style-name="T8">Usuario</text:span></text:p>
            <text:p text:style-name="P7"><text:span text:style-name="T8">Clave</text:span></text:p>
          </draw:text-box>
        </draw:frame>
        <draw:custom-shape draw:style-name="gr8" draw:text-style-name="P6" draw:layer="layout" svg:width="4cm" svg:height="0.599cm" svg:x="1.5cm" svg:y="2.983cm">
          <text:p text:style-name="P9"><text:span text:style-name="T5">Login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9cm" svg:height="2.448cm" svg:x="13.6cm" svg:y="13.3cm">
          <draw:text-box>
            <text:p text:style-name="P7"><text:span text:style-name="T9">idVisita</text:span></text:p>
            <text:p text:style-name="P7"><text:span text:style-name="T10">idInmueble</text:span></text:p>
            <text:p text:style-name="P7"><text:span text:style-name="T10">idPersonaEmpleado</text:span></text:p>
            <text:p text:style-name="P7"><text:span text:style-name="T10">idPersonaCliente</text:span></text:p>
            <text:p text:style-name="P7"><text:span text:style-name="T11">Fecha_Hora</text:span></text:p>
          </draw:text-box>
        </draw:frame>
        <draw:custom-shape draw:style-name="gr8" draw:text-style-name="P6" xml:id="id4" draw:id="id4" draw:layer="layout" svg:width="4.9cm" svg:height="0.566cm" svg:x="13.6cm" svg:y="12.8cm">
          <draw:glue-point draw:id="4" svg:x="-2.959cm" svg:y="-5cm" draw:escape-direction="up"/>
          <draw:glue-point draw:id="5" svg:x="-3.979cm" svg:y="-5cm"/>
          <text:p text:style-name="P9"><text:span text:style-name="T5">Visita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6" draw:id="id6" draw:layer="layout" svg:width="4.5cm" svg:height="2.499cm" svg:x="7.5cm" svg:y="14.001cm">
          <draw:text-box>
            <text:p text:style-name="P7"><text:span text:style-name="T12">IdPerso</text:span><text:span text:style-name="T13">naCliente</text:span></text:p>
            <text:p text:style-name="P7"><text:span text:style-name="T12">IdPerso</text:span><text:span text:style-name="T13">naEmpleado</text:span></text:p>
            <text:p text:style-name="P7"><text:span text:style-name="T12">IdInmue</text:span><text:span text:style-name="T14">ble</text:span></text:p>
            <text:p text:style-name="P7"><text:span text:style-name="T12">FechaInicio</text:span></text:p>
            <text:p text:style-name="P7"><text:span text:style-name="T15">FechaFin</text:span></text:p>
          </draw:text-box>
          <draw:glue-point draw:id="4" svg:x="2.777cm" svg:y="5.002cm"/>
          <draw:glue-point draw:id="5" svg:x="1.666cm" svg:y="5.002cm"/>
        </draw:frame>
        <draw:custom-shape draw:style-name="gr8" draw:text-style-name="P6" xml:id="id5" draw:id="id5" draw:layer="layout" svg:width="4.5cm" svg:height="1.099cm" svg:x="7.5cm" svg:y="12.902cm">
          <draw:glue-point draw:id="4" svg:x="-2.777cm" svg:y="-5.013cm"/>
          <text:p text:style-name="P9"><text:span text:style-name="T5">Relacion</text:span></text:p>
          <text:p text:style-name="P9"><text:span text:style-name="T5">Alquila/Compr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8cm" svg:height="1.294cm" svg:x="22.322cm" svg:y="1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xml:id="id3" draw:id="id3" draw:layer="layout" svg:width="6cm" svg:height="6.761cm" svg:x="13.5cm" svg:y="3.439cm">
          <draw:text-box>
            <text:p text:style-name="P7"><text:span text:style-name="T12">IdInmueble</text:span></text:p>
            <text:p text:style-name="P7"><text:span text:style-name="T10">idPersonaPropietario</text:span></text:p>
            <text:p text:style-name="P7"><text:span text:style-name="T15">Direccion (String)</text:span></text:p>
            <text:p text:style-name="P7"><text:span text:style-name="T15">CP (String)</text:span></text:p>
            <text:p text:style-name="P7"><text:span text:style-name="T15">Provincia (String)</text:span></text:p>
            <text:p text:style-name="P7"><text:span text:style-name="T15">Precio (Double)</text:span></text:p>
            <text:p text:style-name="P7"><text:span text:style-name="T15">M2 (int)</text:span></text:p>
            <text:p text:style-name="P7"><text:span text:style-name="T15">Tipo(Enum =”terreno”, ”piso”, ”casa”, “garaje”, ”bajo”, ”otro”)</text:span></text:p>
            <text:p text:style-name="P7"><text:span text:style-name="T15">N_Habitaciones (int)</text:span></text:p>
            <text:p text:style-name="P7"><text:span text:style-name="T15">N_Baños (int)</text:span></text:p>
            <text:p text:style-name="P7"><text:span text:style-name="T15">Garaje (</text:span><text:span text:style-name="T3">Booleano</text:span><text:span text:style-name="T15">)</text:span></text:p>
            <text:p text:style-name="P7"><text:span text:style-name="T15">Agua (</text:span><text:span text:style-name="T3">Booleano</text:span><text:span text:style-name="T15">)</text:span></text:p>
            <text:p text:style-name="P7"><text:span text:style-name="T15">Luz (</text:span><text:span text:style-name="T3">Booleano</text:span><text:span text:style-name="T15">)</text:span></text:p>
            <text:p text:style-name="P7"><text:span text:style-name="T8"/></text:p>
          </draw:text-box>
          <draw:glue-point draw:id="4" svg:x="5cm" svg:y="-1.775cm"/>
          <draw:glue-point draw:id="5" svg:x="5cm" svg:y="4.116cm"/>
          <draw:glue-point draw:id="6" svg:x="5cm" svg:y="3.422cm"/>
        </draw:frame>
        <draw:custom-shape draw:style-name="gr8" draw:text-style-name="P6" draw:layer="layout" svg:width="6cm" svg:height="0.599cm" svg:x="13.5cm" svg:y="2.939cm">
          <text:p text:style-name="P9"><text:span text:style-name="T5">Inmuebl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cm" svg:height="1.204cm" svg:x="25.4cm" svg:y="2.099cm">
          <draw:text-box>
            <text:p/>
          </draw:text-box>
        </draw:frame>
        <draw:custom-shape draw:style-name="gr6" draw:text-style-name="P6" draw:layer="layout" svg:width="3.1cm" svg:height="0.599cm" svg:x="25.4cm" svg:y="1.5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5.5cm" svg:y1="4.494cm" svg:x2="7cm" svg:y2="6.07cm" draw:start-shape="id1" draw:start-glue-point="1" draw:end-shape="id2" svg:d="M5500 4494h750v1576h750" svg:viewBox="0 0 1501 1577">
          <text:p/>
        </draw:connector>
        <draw:frame draw:style-name="gr12" draw:layer="layout" svg:width="0.5cm" svg:height="1cm" svg:x="16.6cm" svg:y="10.5cm">
          <draw:text-box>
            <text:p>1</text:p>
          </draw:text-box>
        </draw:frame>
        <draw:frame draw:style-name="gr13" draw:layer="layout" svg:width="0.5cm" svg:height="0.963cm" svg:x="5.5cm" svg:y="3.301cm">
          <draw:text-box>
            <text:p>1</text:p>
          </draw:text-box>
        </draw:frame>
        <draw:frame draw:style-name="gr13" draw:layer="layout" svg:width="0.5cm" svg:height="0.963cm" svg:x="6.4cm" svg:y="5.001cm">
          <draw:text-box>
            <text:p>1</text:p>
          </draw:text-box>
        </draw:frame>
        <draw:connector draw:style-name="gr11" draw:text-style-name="P2" draw:layer="layout" svg:x1="11.5cm" svg:y1="6.07cm" svg:x2="13.5cm" svg:y2="6.819cm" draw:start-shape="id2" draw:start-glue-point="1" draw:end-shape="id3" draw:end-glue-point="3" svg:d="M11500 6070h1000v749h1000" svg:viewBox="0 0 2001 750">
          <text:p/>
        </draw:connector>
        <draw:frame draw:style-name="gr13" draw:layer="layout" svg:width="0.5cm" svg:height="0.963cm" svg:x="11.5cm" svg:y="5.001cm">
          <draw:text-box>
            <text:p>1</text:p>
          </draw:text-box>
        </draw:frame>
        <draw:frame draw:style-name="gr14" draw:layer="layout" svg:width="0.8cm" svg:height="0.964cm" svg:x="16.2cm" svg:y="11.9cm">
          <draw:text-box>
            <text:p>N</text:p>
          </draw:text-box>
        </draw:frame>
        <draw:connector draw:style-name="gr11" draw:text-style-name="P2" draw:layer="layout" svg:x1="16.5cm" svg:y1="10.2cm" svg:x2="16.05cm" svg:y2="12.8cm" draw:start-shape="id3" draw:end-shape="id4" draw:end-glue-point="0" svg:d="M16500 10200v1300h-450v1300" svg:viewBox="0 0 451 2601">
          <text:p/>
        </draw:connector>
        <draw:connector draw:style-name="gr11" draw:text-style-name="P2" draw:layer="layout" draw:line-skew="0.299cm" svg:x1="14.601cm" svg:y1="12.8cm" svg:x2="10.999cm" svg:y2="8.602cm" draw:start-shape="id4" draw:start-glue-point="4" draw:end-shape="id2" draw:end-glue-point="4" svg:d="M14601 12800v-1800h-3602v-2398" svg:viewBox="0 0 3603 4199">
          <text:p/>
        </draw:connector>
        <draw:connector draw:style-name="gr11" draw:text-style-name="P2" draw:layer="layout" draw:line-skew="0.799cm" svg:x1="9.999cm" svg:y1="8.602cm" svg:x2="14.101cm" svg:y2="12.8cm" draw:start-shape="id2" draw:start-glue-point="5" draw:end-shape="id4" draw:end-glue-point="5" svg:d="M9999 8602v2898h4102v1300" svg:viewBox="0 0 4103 4199">
          <text:p/>
        </draw:connector>
        <draw:frame draw:style-name="gr13" draw:layer="layout" svg:width="0.5cm" svg:height="0.963cm" svg:x="11cm" svg:y="8.537cm">
          <draw:text-box>
            <text:p>1</text:p>
          </draw:text-box>
        </draw:frame>
        <draw:frame draw:style-name="gr14" draw:layer="layout" svg:width="0.8cm" svg:height="0.964cm" svg:x="14.6cm" svg:y="12cm">
          <draw:text-box>
            <text:p>N</text:p>
          </draw:text-box>
        </draw:frame>
        <draw:frame draw:style-name="gr14" draw:layer="layout" svg:width="0.8cm" svg:height="0.964cm" svg:x="13.1cm" svg:y="12cm">
          <draw:text-box>
            <text:p>N</text:p>
          </draw:text-box>
        </draw:frame>
        <draw:frame draw:style-name="gr14" draw:layer="layout" svg:width="0.8cm" svg:height="0.964cm" svg:x="7.7cm" svg:y="12cm">
          <draw:text-box>
            <text:p>N</text:p>
          </draw:text-box>
        </draw:frame>
        <draw:frame draw:style-name="gr13" draw:layer="layout" svg:width="0.5cm" svg:height="0.963cm" svg:x="10cm" svg:y="8.537cm">
          <draw:text-box>
            <text:p>1</text:p>
          </draw:text-box>
        </draw:frame>
        <draw:frame draw:style-name="gr13" draw:layer="layout" svg:width="0.5cm" svg:height="0.963cm" svg:x="7.5cm" svg:y="8.537cm">
          <draw:text-box>
            <text:p>1</text:p>
          </draw:text-box>
        </draw:frame>
        <draw:connector draw:style-name="gr11" draw:text-style-name="P2" draw:layer="layout" svg:x1="8.501cm" svg:y1="12.902cm" svg:x2="8.501cm" svg:y2="8.602cm" draw:start-shape="id5" draw:start-glue-point="4" draw:end-shape="id2" draw:end-glue-point="6" svg:d="M8501 12902v-4300" svg:viewBox="0 0 1 4301">
          <text:p/>
        </draw:connector>
        <draw:connector draw:style-name="gr11" draw:text-style-name="P2" draw:layer="layout" svg:x1="9.75cm" svg:y1="12.902cm" svg:x2="9.25cm" svg:y2="8.602cm" draw:start-shape="id5" draw:start-glue-point="0" draw:end-shape="id2" draw:end-glue-point="2" svg:d="M9750 12902v-2150h-500v-2150" svg:viewBox="0 0 501 4301">
          <text:p/>
        </draw:connector>
        <draw:frame draw:style-name="gr13" draw:layer="layout" svg:width="0.5cm" svg:height="0.963cm" svg:x="8.5cm" svg:y="8.537cm">
          <draw:text-box>
            <text:p>1</text:p>
          </draw:text-box>
        </draw:frame>
        <draw:frame draw:style-name="gr13" draw:layer="layout" svg:width="0.5cm" svg:height="0.963cm" svg:x="20cm" svg:y="10.037cm">
          <draw:text-box>
            <text:p>1</text:p>
          </draw:text-box>
        </draw:frame>
        <draw:frame draw:style-name="gr14" draw:layer="layout" svg:width="0.8cm" svg:height="0.964cm" svg:x="9.7cm" svg:y="12cm">
          <draw:text-box>
            <text:p>N</text:p>
          </draw:text-box>
        </draw:frame>
        <draw:frame draw:style-name="gr14" draw:layer="layout" svg:width="0.8cm" svg:height="0.964cm" svg:x="12.7cm" svg:y="6.2cm">
          <draw:text-box>
            <text:p>N</text:p>
          </draw:text-box>
        </draw:frame>
        <draw:connector draw:style-name="gr11" draw:text-style-name="P2" draw:layer="layout" svg:x1="10.999cm" svg:y1="16.499cm" svg:x2="19.5cm" svg:y2="9.601cm" draw:start-shape="id6" draw:start-glue-point="4" draw:end-shape="id3" draw:end-glue-point="5" svg:d="M10999 16499v502h9002v-7400h-501" svg:viewBox="0 0 9003 7401">
          <text:p/>
        </draw:connector>
        <draw:connector draw:style-name="gr11" draw:text-style-name="P2" draw:layer="layout" draw:line-skew="0.999cm 1.499cm" svg:x1="10.499cm" svg:y1="16.499cm" svg:x2="19.5cm" svg:y2="9.132cm" draw:start-shape="id6" draw:start-glue-point="5" draw:end-shape="id3" draw:end-glue-point="6" svg:d="M10499 16499v1501h11001v-8868h-2000" svg:viewBox="0 0 11002 8869">
          <text:p/>
        </draw:connector>
        <draw:frame draw:style-name="gr13" draw:layer="layout" svg:width="0.5cm" svg:height="0.963cm" svg:x="12cm" svg:y="16cm">
          <draw:text-box>
            <text:p>N</text:p>
          </draw:text-box>
        </draw:frame>
        <draw:frame draw:style-name="gr13" draw:layer="layout" svg:width="0.5cm" svg:height="0.963cm" svg:x="19.5cm" svg:y="8.501cm">
          <draw:text-box>
            <text:p>1</text:p>
          </draw:text-box>
        </draw:frame>
        <draw:frame draw:style-name="gr13" draw:layer="layout" svg:width="0.5cm" svg:height="0.963cm" svg:x="9.679cm" svg:y="16.701cm">
          <draw:text-box>
            <text:p>N</text:p>
          </draw:text-box>
        </draw:frame>
        <draw:frame draw:style-name="gr15" draw:text-style-name="P12" draw:layer="layout" svg:width="5.5cm" svg:height="7cm" svg:x="1.5cm" svg:y="9.5cm">
          <draw:text-box>
            <text:p><text:span text:style-name="T15">Las palabras en color </text:span><text:span text:style-name="T16">azul</text:span><text:span text:style-name="T15"> son las Claves Primarias (PK)</text:span></text:p>
            <text:p><text:span text:style-name="T15">Las de color </text:span><text:span text:style-name="T17">Rojo </text:span><text:span text:style-name="T15">son Claves Foráneas (FK)</text:span></text:p>
            <text:p><text:span text:style-name="T15"/></text:p>
            <text:p><text:span text:style-name="T15">En La relación Alquila/Compra tres campos son claves primarias (junto con un campo fecha) y claves Foráneas a la vez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gl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style:text-autospace="none"/>
      <style:text-properties fo:font-size="12pt" fo:language="es" fo:country="ES" style:text-underline-style="solid" style:text-underline-width="auto" style:text-underline-color="font-color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Windows_x86 LibreOffice_project/3fd416d4c6db7d3204c17ce57a1d70f6e531ee21</meta:generator>
    <meta:creation-date>2007-10-18T18:34:39</meta:creation-date>
    <dc:date>2015-06-14T12:38:19.618000000</dc:date>
    <meta:printed-by>ladministrador</meta:printed-by>
    <meta:print-date>2007-11-29T22:59:54</meta:print-date>
    <meta:editing-cycles>154</meta:editing-cycles>
    <meta:editing-duration>PT21H4M36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